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VE" fo:font-weight="bold" officeooo:rsid="0011e070" officeooo:paragraph-rsid="0011e070" style:font-size-asian="10.5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fo:language="es" fo:country="VE" fo:font-weight="bold" officeooo:rsid="0011e070" officeooo:paragraph-rsid="0011e070" style:font-size-asian="31.5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es" fo:country="VE" fo:font-weight="bold" officeooo:rsid="0011e070" officeooo:paragraph-rsid="0011e07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VE" fo:font-weight="bold" officeooo:rsid="0011e070" officeooo:paragraph-rsid="0011e07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es" fo:country="VE" fo:font-weight="bold" officeooo:rsid="0013dfa3" officeooo:paragraph-rsid="0013df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es" fo:country="VE" fo:font-weight="bold" officeooo:rsid="00151cbe" officeooo:paragraph-rsid="00151cb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VE" fo:font-weight="bold" officeooo:rsid="00151cbe" officeooo:paragraph-rsid="00151cb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language="es" fo:country="VE" fo:font-weight="bold" officeooo:rsid="00177a05" officeooo:paragraph-rsid="00177a0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VE" fo:font-weight="bold" officeooo:rsid="00177a05" officeooo:paragraph-rsid="00177a0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language="es" fo:country="VE" fo:font-weight="bold" officeooo:rsid="00198264" officeooo:paragraph-rsid="0019826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VE" fo:font-weight="normal" officeooo:rsid="0011e070" officeooo:paragraph-rsid="0011e0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es" fo:country="VE" fo:font-weight="normal" officeooo:rsid="0013dfa3" officeooo:paragraph-rsid="0013dfa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s" fo:country="VE" fo:font-weight="normal" officeooo:rsid="0013dfa3" officeooo:paragraph-rsid="0013dfa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es" fo:country="VE" fo:font-weight="normal" officeooo:rsid="00177a05" officeooo:paragraph-rsid="00177a0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s" fo:country="VE" fo:font-weight="normal" officeooo:rsid="00177a05" officeooo:paragraph-rsid="001955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VE" fo:font-weight="normal" officeooo:rsid="00177a05" officeooo:paragraph-rsid="0019826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VE" fo:font-weight="normal" officeooo:rsid="00198264" officeooo:paragraph-rsid="00198264" style:font-size-asian="10.5pt" style:font-weight-asian="normal" style:font-size-complex="12pt" style:font-weight-complex="normal"/>
    </style:style>
    <style:style style:name="T1" style:family="text">
      <style:text-properties officeooo:rsid="0013dfa3"/>
    </style:style>
    <style:style style:name="T2" style:family="text">
      <style:text-properties officeooo:rsid="00144de3"/>
    </style:style>
    <style:style style:name="T3" style:family="text">
      <style:text-properties officeooo:rsid="0014f369"/>
    </style:style>
    <style:style style:name="T4" style:family="text">
      <style:text-properties officeooo:rsid="0015fee5"/>
    </style:style>
    <style:style style:name="T5" style:family="text">
      <style:text-properties fo:font-weight="normal" officeooo:rsid="00161914" style:font-weight-asian="normal" style:font-weight-complex="normal"/>
    </style:style>
    <style:style style:name="T6" style:family="text">
      <style:text-properties fo:font-weight="normal" officeooo:rsid="00171575" style:font-weight-asian="normal" style:font-weight-complex="normal"/>
    </style:style>
    <style:style style:name="T7" style:family="text">
      <style:text-properties fo:font-weight="normal" officeooo:rsid="00177a05" style:font-weight-asian="normal" style:font-weight-complex="normal"/>
    </style:style>
    <style:style style:name="T8" style:family="text">
      <style:text-properties fo:font-weight="normal" officeooo:rsid="001955d3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55d3" style:font-weight-asian="bold" style:font-weight-complex="bold"/>
    </style:style>
    <style:style style:name="T11" style:family="text">
      <style:text-properties fo:font-weight="bold" officeooo:rsid="00198264" style:font-weight-asian="bold" style:font-weight-complex="bold"/>
    </style:style>
    <style:style style:name="T12" style:family="text">
      <style:text-properties officeooo:rsid="001955d3"/>
    </style:style>
    <style:style style:name="T13" style:family="text">
      <style:text-properties officeooo:rsid="00198264"/>
    </style:style>
    <style:style style:name="T14" style:family="text">
      <style:text-properties officeooo:rsid="001b3e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ón Bolívar </text:p>
      <text:p text:style-name="P1">Departamento de Computación y T.I.</text:p>
      <text:p text:style-name="P1">CI3715 – Ingenierí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rea 2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tegrantes:<text:tab/><text:tab/><text:tab/><text:tab/><text:tab/><text:tab/><text:tab/><text:tab/><text:tab/><text:tab/><text:span text:style-name="T1">Profesor:</text:span></text:p>
      <text:p text:style-name="P11"/>
      <text:p text:style-name="P11">Melanie Gomes<text:tab/><text:tab/>13-10<text:span text:style-name="T1">544<text:tab/><text:tab/><text:tab/><text:tab/><text:tab/><text:tab/>Alfonso Reinoza</text:span></text:p>
      <text:p text:style-name="P11">Edwar Yepez <text:tab/><text:tab/><text:tab/>12-10855<text:tab/><text:tab/><text:tab/><text:tab/><text:tab/><text:tab/><text:span text:style-name="T1">Betzaida Romer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aracas, 26 de Enero de 2017</text:p>
      <text:p text:style-name="P5"><text:soft-page-break/>Introducción</text:p>
      <text:p text:style-name="P5"/>
      <text:p text:style-name="P13"><text:tab/><text:span text:style-name="T2">Gracias a multiples evidencias se ha demostrado que para el desarrollo de software de calidad ayuda considerablemente la implementación de pruebas unitarias, software para control de versiones y ambientes propicios para lograr la estabilidad y facilidad necesaria para manejar el lenguaje escogido al desarrollar. </text:span></text:p>
      <text:p text:style-name="P13"/>
      <text:p text:style-name="P13"><text:tab/><text:span text:style-name="T3">En este informe se especificaran pruebas unitarias que se reallizaron sobre un software sencillo que calcula el costo de servicio de un estacionamiento dadas las fechas de llegada y de salida. Además se especificará la manera en que se desarrollo el software apegandonos a las herramientas de desarrollo efectivo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text:span text:style-name="T4">Detalles de </text:span>Implementación</text:p>
      <text:p text:style-name="P6"/>
      <text:p text:style-name="P7"><text:tab/><text:span text:style-name="T5">Para la implementación del software nos dividimos las </text:span><text:span text:style-name="T6">tareas equitativamente entre los integrantes del equipo y utilizando la herramienta GitHub cada uno fue creando las funciones necesarias para satisfacer los requerimientos de la tarea dentro de distintos branch, aprovechando al maximo el manejo de versiones.</text:span></text:p>
      <text:p text:style-name="P7"><text:span text:style-name="T6"/></text:p>
      <text:p text:style-name="P7"><text:span text:style-name="T6"><text:tab/>Aproximadamente el tiempo dedicado al proyecto fue para Melanie Gomes de 8 horas y media, mientras que para Edwar Yepez fue de 7 horas. </text:span></text:p>
      <text:p text:style-name="P7"><text:span text:style-name="T6"/></text:p>
      <text:p text:style-name="P7"><text:span text:style-name="T6"><text:tab/>A continuacion se especifica las tareas realizadas por cada miembro del equipo:</text:span></text:p>
      <text:p text:style-name="P7"><text:span text:style-name="T6"/></text:p>
      <text:p text:style-name="P7"><text:span text:style-name="T6">* Edwar Yepez: Creacion inicial de la clase Servicio, </text:span><text:span text:style-name="T7">su constructor y la funcion para calcular las horas de servicio</text:span></text:p>
      <text:p text:style-name="P7"><text:span text:style-name="T7"/></text:p>
      <text:p text:style-name="P7"><text:span text:style-name="T7">* Melanie Gomes: Creacion de la funcion para calcular la tarifa para un dia especifico, crecacion de pruebas unitarias, y las precondiciones que deben cumplir los datos de entrada.</text:span></text:p>
      <text:p text:style-name="P7"><text:span text:style-name="T7"/></text:p>
      <text:p text:style-name="P7"><text:span text:style-name="T7"/></text:p>
      <text:p text:style-name="P8">Casos de Prueba</text:p>
      <text:p text:style-name="P8"/>
      <text:p text:style-name="P9"><text:tab/><text:span text:style-name="T8">Todos los casos de prueba que se presentan a continuacion fueron realizados con una tarifa para dias de semana de 10 y tarifas de fines de semana son 100.</text:span></text:p>
      <text:p text:style-name="P8"/>
      <text:p text:style-name="P14"><text:tab/><text:span text:style-name="T9">*Caso 1: </text:span>Dia de entrada es viernes a las 11:45 y <text:span text:style-name="T12">el dia de salida es el sabado a las 00:00</text:span></text:p>
      <text:p text:style-name="P14"/>
      <text:p text:style-name="P14"><text:tab/><text:span text:style-name="T12">Para esta prueba se arrojo como resultado que el costo del servicio fue de 10</text:span></text:p>
      <text:p text:style-name="P14"/>
      <text:p text:style-name="P15"><text:tab/><text:span text:style-name="T9">*Caso </text:span><text:span text:style-name="T10">2</text:span><text:span text:style-name="T9">: </text:span>Dia de entrada es <text:span text:style-name="T12">domingo</text:span> a las 11:45 y <text:span text:style-name="T12">el dia de salida es el lunes a las 00:00</text:span></text:p>
      <text:p text:style-name="P15"/>
      <text:p text:style-name="P15"><text:tab/><text:span text:style-name="T12">Para esta prueba se arrojo como resultado que el costo del servicio fue de 100</text:span></text:p>
      <text:p text:style-name="P15"/>
      <text:p text:style-name="P15"><text:tab/><text:span text:style-name="T9">*Caso </text:span><text:span text:style-name="T10">3</text:span><text:span text:style-name="T9">: </text:span>Dia de entrada es <text:span text:style-name="T12">lunes</text:span> a las <text:span text:style-name="T12">12:00</text:span> y <text:span text:style-name="T12">el dia de salida es el mismo lunes a las 12:01</text:span></text:p>
      <text:p text:style-name="P15"/>
      <text:p text:style-name="P15"><text:tab/><text:span text:style-name="T12">Para esta prueba se arrojo un error ya que el tiempo transcurrido del servicio fue menor a 15 minutos</text:span></text:p>
      <text:p text:style-name="P15"/>
      <text:p text:style-name="P16"><text:tab/><text:span text:style-name="T9">*Caso </text:span><text:span text:style-name="T11">4</text:span><text:span text:style-name="T9">: </text:span>Dia de entrada es <text:span text:style-name="T12">lunes 23 </text:span>a las <text:span text:style-name="T12">12:00</text:span> y <text:span text:style-name="T12">el dia de salida es el lunes 30 a las 12:01</text:span></text:p>
      <text:p text:style-name="P16"/>
      <text:p text:style-name="P16"><text:tab/><text:span text:style-name="T12">Para esta prueba se arrojo un error ya que el tiempo transcurrido del servicio fue mayor a 7 dias</text:span></text:p>
      <text:p text:style-name="P16"/>
      <text:p text:style-name="P16"><text:tab/><text:span text:style-name="T9">*Caso </text:span><text:span text:style-name="T11">5</text:span><text:span text:style-name="T9">: </text:span>Dia de entrada es <text:span text:style-name="T12">lunes</text:span> <text:span text:style-name="T13">23 </text:span>a las <text:span text:style-name="T12">12:00</text:span> y <text:span text:style-name="T12">el dia de salida es el lunes 30 a las 12:00</text:span></text:p>
      <text:p text:style-name="P16"/>
      <text:p text:style-name="P16"><text:tab/><text:span text:style-name="T12">Para esta prueba se arrojo como resultado que el costo del servicio es de 6000</text:span></text:p>
      <text:p text:style-name="P16"/>
      <text:p text:style-name="P16"/>
      <text:p text:style-name="P16"/>
      <text:p text:style-name="P16"/>
      <text:p text:style-name="P16"/>
      <text:p text:style-name="P10"><text:soft-page-break/>Conclusión</text:p>
      <text:p text:style-name="P10"/>
      <text:p text:style-name="P17"><text:tab/>A partir de esta tarea logramos expandir nuestros conocimientos sobre las distintas herramientas para desarrollo de software efectivo propuesta <text:s/><text:span text:style-name="T14">en el taller de la materia. Comprendimos que realizar una suite de pruebas es necesario, para una buena implementaciòn de un software, dado que gracias a ellas es posible analizar si existe algún tipo de error en el còdigo. Asimismo, aprendimos a trabajar en equipo sobre un mismo còdigo de manera efectiva, gracias a las herramientas de control de versiones GitHub y Egit.</text:span></text:p>
      <text:p text:style-name="P17"><text:tab/><text:span text:style-name="T14">Concluimos, que una buena base para el inicio del desarrollo de un software consiste en realizar pruebas y trabajar eficientemente en equipo, tècnica que podremos seguir utilizando a lo largo del trimes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3:35:00.415786222</meta:creation-date>
    <dc:date>2017-01-26T16:10:08.037041122</dc:date>
    <meta:editing-duration>PT1M2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4" meta:paragraph-count="32" meta:word-count="599" meta:character-count="3544" meta:non-whitespace-character-count="2931"/>
  </office:meta>
</office:document-meta>
</file>